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ResourceHold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Holder.JmsResourceHolder( Connection connection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ResourceHold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Holder.JmsResourceHold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ResourceHolder.JmsResour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ResourceHolder.getOriginal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Holder.add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Holder.JmsResourceHolder( @ Nullable ConnectionFactory connectionFactory , Connection connection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ResourceHolder.JmsResourceHolder( @ Nullable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Holder.getSession( Class &lt; S &gt; sessionType , @ Nullable 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ResourceHolder.commitAl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msResourceHolder.addSession( Session session , @ Nullable 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msResourceHolder.isFroz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Holder.getConnection( Class &lt; C &gt; connec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Holder.getSession( Class &lt; S &gt; sess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Holder.contains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ResourceHolder.addConnection( Connection 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ResourceHolder.close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